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" svg:font-family="CenturyGothic"/>
    <style:font-face style:name="Computer Modern" svg:font-family="'Computer Modern'"/>
    <style:font-face style:name="Courier" svg:font-family="Courier"/>
    <style:font-face style:name="CourierNew" svg:font-family="CourierNew"/>
    <style:font-face style:name="Symbol" svg:font-family="Symbol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Kaku Gothic StdN" svg:font-family="'Hiragino Kaku Gothic Std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2.90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4.879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100f0d"/>
    </style:style>
    <style:style style:name="gr4" style:family="graphic" style:parent-style-name="standard">
      <style:graphic-properties draw:stroke="solid" svg:stroke-width="0.282cm" svg:stroke-color="#a7a5a6" draw:stroke-linejoin="miter" svg:stroke-linecap="butt" draw:fill="none" fo:padding-top="0.141cm" fo:padding-bottom="0.141cm" fo:padding-left="0.141cm" fo:padding-right="0.141cm"/>
    </style:style>
    <style:style style:name="gr5" style:family="graphic" style:parent-style-name="standard">
      <style:graphic-properties draw:stroke="solid" svg:stroke-width="0.035cm" svg:stroke-color="#a7a5a6" draw:stroke-linejoin="miter" svg:stroke-linecap="butt" draw:fill="solid" draw:fill-color="#a7a5a6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51cm" fo:padding-top="0cm" fo:padding-bottom="0cm" fo:padding-left="0cm" fo:padding-right="0cm"/>
    </style:style>
    <style:style style:name="gr8" style:family="graphic" style:parent-style-name="standard">
      <style:graphic-properties draw:stroke="solid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2.374cm" fo:min-width="8.815cm" fo:padding-top="0.117cm" fo:padding-bottom="0.117cm" fo:padding-left="0.237cm" fo:padding-right="0.237cm" fo:wrap-option="wrap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2.34cm" fo:min-width="10.32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176cm" svg:stroke-color="#f4f4f4" draw:stroke-linejoin="miter" svg:stroke-linecap="butt" draw:fill="none" fo:padding-top="0.088cm" fo:padding-bottom="0.088cm" fo:padding-left="0.088cm" fo:padding-right="0.088cm"/>
    </style:style>
    <style:style style:name="gr11" style:family="graphic" style:parent-style-name="standard">
      <style:graphic-properties draw:stroke="none" draw:fill="solid" draw:fill-color="#ffffff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none" draw:fill="solid" draw:fill-color="#80808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51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93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5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7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05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3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79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91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34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2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64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4.13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67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4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24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45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3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4.83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7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86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1.74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2.56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3pt" style:font-size-asian="23pt" style:font-size-complex="23pt"/>
    </style:style>
    <style:style style:name="P3" style:family="paragraph">
      <loext:graphic-properties draw:fill="solid" draw:fill-color="#100f0d"/>
    </style:style>
    <style:style style:name="P4" style:family="paragraph">
      <loext:graphic-properties draw:fill="none"/>
    </style:style>
    <style:style style:name="P5" style:family="paragraph">
      <loext:graphic-properties draw:fill="solid" draw:fill-color="#a7a5a6"/>
    </style:style>
    <style:style style:name="P6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Hiragino Kaku Gothic Std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808080"/>
    </style:style>
    <style:style style:name="P1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4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5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6" style:family="paragraph">
      <loext:graphic-properties draw:fill="none"/>
      <style:text-properties fo:font-size="8.5pt" style:font-size-asian="8.5pt" style:font-size-complex="8.5pt"/>
    </style:style>
    <style:style style:name="P17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T1" style:family="text">
      <style:text-properties fo:color="#000000" style:font-name="CenturyGothic" fo:font-size="23pt" fo:font-weight="bold" style:font-size-asian="23pt" style:font-name-complex="CenturyGothic" style:font-size-complex="23pt" style:font-weight-complex="bold"/>
    </style:style>
    <style:style style:name="T2" style:family="text">
      <style:text-properties fo:color="#a7a5a6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3" style:family="text">
      <style:text-properties fo:color="#000000" style:font-name="Computer Modern" fo:font-size="10pt" style:font-size-asian="10pt" style:font-name-complex="Computer Modern" style:font-size-complex="10pt"/>
    </style:style>
    <style:style style:name="T4" style:family="text">
      <style:text-properties fo:color="#000000" style:text-outline="false" style:text-line-through-style="none" style:text-line-through-type="none" style:text-position="0% 100%" style:font-name="Hiragino Kaku Gothic Std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CenturyGothic" fo:font-size="14.1000003814697pt" fo:font-weight="bold" style:font-size-asian="14.1000003814697pt" style:font-name-complex="CenturyGothic" style:font-size-complex="14.1000003814697pt" style:font-weight-complex="bold"/>
    </style:style>
    <style:style style:name="T6" style:family="text">
      <style:text-properties fo:color="#000000" style:font-name="CenturyGothic" fo:font-size="10.6000003814697pt" fo:font-style="italic" fo:font-weight="bold" style:font-size-asian="10.6000003814697pt" style:font-name-complex="CenturyGothic" style:font-size-complex="10.6000003814697pt" style:font-style-complex="italic" style:font-weight-complex="bold"/>
    </style:style>
    <style:style style:name="T7" style:family="text">
      <style:text-properties fo:color="#000000" style:font-name="CenturyGothic" fo:font-size="10.6000003814697pt" fo:font-style="italic" style:font-size-asian="10.6000003814697pt" style:font-name-complex="CenturyGothic" style:font-size-complex="10.6000003814697pt" style:font-style-complex="italic"/>
    </style:style>
    <style:style style:name="T8" style:family="text">
      <style:text-properties fo:color="#ffffff" style:font-name="CenturyGothic" fo:font-size="13.3999996185303pt" fo:font-weight="bold" style:font-size-asian="13.3999996185303pt" style:font-name-complex="CenturyGothic" style:font-size-complex="13.3999996185303pt" style:font-weight-complex="bold"/>
    </style:style>
    <style:style style:name="T9" style:family="text">
      <style:text-properties fo:color="#000000" style:font-name="CenturyGothic" fo:font-size="8.5pt" fo:font-style="italic" style:font-size-asian="8.5pt" style:font-name-complex="CenturyGothic" style:font-size-complex="8.5pt" style:font-style-complex="italic"/>
    </style:style>
    <style:style style:name="T10" style:family="text">
      <style:text-properties fo:color="#000000" style:font-name="Courier" fo:font-size="10.6000003814697pt" style:font-size-asian="10.6000003814697pt" style:font-name-complex="Courier" style:font-size-complex="10.6000003814697pt"/>
    </style:style>
    <style:style style:name="T11" style:family="text">
      <style:text-properties fo:color="#000000" style:font-name="CenturyGothic" fo:font-size="10.6000003814697pt" style:font-size-asian="10.6000003814697pt" style:font-name-complex="CenturyGothic" style:font-size-complex="10.6000003814697pt"/>
    </style:style>
    <style:style style:name="T12" style:family="text">
      <style:text-properties fo:color="#000000" style:font-name="Symbol" fo:font-size="10.6000003814697pt" style:font-size-asian="10.6000003814697pt" style:font-name-complex="Symbol" style:font-size-complex="10.6000003814697pt"/>
    </style:style>
    <style:style style:name="T13" style:family="text">
      <style:text-properties fo:color="#000000" style:font-name="CenturyGothic" fo:font-size="6.30000019073486pt" fo:font-style="italic" style:font-size-asian="6.30000019073486pt" style:font-name-complex="CenturyGothic" style:font-size-complex="6.3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83">
        <draw:frame draw:style-name="gr1" draw:text-style-name="P2" draw:layer="layout" svg:width="2.902cm" svg:height="0.946cm" svg:x="4.738cm" svg:y="17.358cm">
          <draw:text-box>
            <text:p text:style-name="P1"><text:span text:style-name="T1">Oyun</text:span></text:p>
          </draw:text-box>
        </draw:frame>
        <draw:frame draw:style-name="gr2" draw:text-style-name="P2" draw:layer="layout" svg:width="4.879cm" svg:height="0.946cm" svg:x="4.738cm" svg:y="18.262cm">
          <draw:text-box>
            <text:p text:style-name="P1"><text:span text:style-name="T1">Animasyonu</text:span></text:p>
          </draw:text-box>
        </draw:frame>
        <draw:path draw:style-name="gr3" draw:text-style-name="P3" draw:layer="layout" svg:width="1.242cm" svg:height="1.228cm" svg:x="6.245cm" svg:y="6.107cm" svg:viewBox="0 0 1243 1229" svg:d="M622 1229c-344 0-622-277-622-617 0-337 278-612 622-612 343 0 621 275 621 612 0 340-278 617-621 617z">
          <text:p/>
        </draw:path>
        <draw:line draw:style-name="gr4" draw:text-style-name="P4" draw:layer="layout" svg:x1="2.853cm" svg:y1="8.926cm" svg:x2="8.518cm" svg:y2="8.926cm">
          <text:p/>
        </draw:line>
        <draw:line draw:style-name="gr4" draw:text-style-name="P4" draw:layer="layout" svg:x1="12.246cm" svg:y1="15.944cm" svg:x2="17.422cm" svg:y2="13.639cm">
          <text:p/>
        </draw:line>
        <draw:polygon draw:style-name="gr5" draw:text-style-name="P5" draw:layer="layout" svg:width="1.192cm" svg:height="0.997cm" svg:x="8.218cm" svg:y="8.419cm" svg:viewBox="0 0 1193 998" draw:points="365,998 743,621 0,621 0,380 745,380 366,0 695,0 1193,499 695,998">
          <text:p/>
        </draw:polygon>
        <draw:polygon draw:style-name="gr5" draw:text-style-name="P5" draw:layer="layout" svg:width="1.138cm" svg:height="1.045cm" svg:x="17.094cm" svg:y="13.016cm" svg:viewBox="0 0 1139 1046" draw:points="586,1046 777,548 99,850 0,629 682,327 180,135 481,0 1139,254 887,911">
          <text:p/>
        </draw:polygon>
        <draw:polygon draw:style-name="gr5" draw:text-style-name="P5" draw:layer="layout" svg:width="1.193cm" svg:height="0.997cm" svg:x="2.613cm" svg:y="8.427cm" svg:viewBox="0 0 1194 998" draw:points="829,998 452,621 1194,621 1194,380 449,380 828,0 499,0 0,499 499,998">
          <text:p/>
        </draw:polygon>
        <draw:polygon draw:style-name="gr5" draw:text-style-name="P5" draw:layer="layout" svg:width="1.139cm" svg:height="1.044cm" svg:x="12.026cm" svg:y="15.249cm" svg:viewBox="0 0 1140 1045" draw:points="959,911 462,720 1140,418 1041,197 361,500 553,0 252,134 0,791 658,1045">
          <text:p/>
        </draw:polygon>
        <draw:frame draw:style-name="gr6" draw:text-style-name="P6" draw:layer="layout" svg:width="3.439cm" svg:height="2.88cm" svg:x="1.689cm" svg:y="17.063cm">
          <draw:text-box>
            <text:p text:style-name="P1"><text:span text:style-name="T2">05</text:span></text:p>
          </draw:text-box>
        </draw:frame>
        <draw:frame draw:style-name="gr7" draw:text-style-name="P7" draw:layer="layout" svg:width="0.451cm" svg:height="0.471cm" svg:x="10.619cm" svg:y="26.446cm">
          <draw:text-box>
            <text:p text:style-name="P1"><text:span text:style-name="T3">15</text:span></text:p>
          </draw:text-box>
        </draw:frame>
        <draw:custom-shape draw:style-name="gr8" draw:text-style-name="P9" draw:layer="layout" svg:width="9.288cm" svg:height="2.607cm" draw:transform="rotate (-0.0122173047639598) translate (2.165cm 4.964cm)">
          <text:p text:style-name="P8"><text:span text:style-name="T4">hedef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9" draw:text-style-name="P9" draw:layer="layout" svg:width="10.823cm" svg:height="2.599cm" draw:transform="skewX (6.61864357421882E-017) rotate (0.42481313993542) translate (8.277cm 13.697cm)">
          <text:p text:style-name="P8"><text:span text:style-name="T4">tehlik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path draw:style-name="gr3" draw:text-style-name="P3" draw:layer="measurelines" svg:width="0.888cm" svg:height="0.807cm" svg:x="13.865cm" svg:y="10.76cm" svg:viewBox="0 0 889 808" svg:d="M444 808c246 0 445-182 445-405 0-222-199-403-445-403-245 0-444 181-444 403 0 223 199 405 444 405z">
          <text:p/>
        </draw:path>
        <draw:path draw:style-name="gr10" draw:text-style-name="P4" draw:layer="layout" svg:width="1.103cm" svg:height="1.085cm" draw:transform="rotate (-0.397760536529508) translate (6.537427807977cm 5.93557180476231cm)" svg:viewBox="0 0 1104 1086" svg:d="M0 327l1104 410M354 1086l453-1086">
          <text:p/>
        </draw:path>
      </draw:page>
      <draw:page draw:name="page2" draw:style-name="dp1" draw:master-page-name="master-page150">
        <draw:polygon draw:style-name="gr11" draw:text-style-name="P10" draw:layer="layout" svg:width="17.847cm" svg:height="26.028cm" svg:x="1.874cm" svg:y="0.949cm" svg:viewBox="0 0 17848 26029" draw:points="0,0 17848,0 17848,26029 0,26029">
          <text:p/>
        </draw:polygon>
        <draw:polygon draw:style-name="gr11" draw:text-style-name="P10" draw:layer="layout" svg:width="17.847cm" svg:height="15.046cm" svg:x="1.874cm" svg:y="1.247cm" svg:viewBox="0 0 17848 15047" draw:points="0,0 17848,0 17848,15047 0,15047">
          <text:p/>
        </draw:polygon>
        <draw:polygon draw:style-name="gr12" draw:text-style-name="P11" draw:layer="layout" svg:width="17.847cm" svg:height="1.116cm" svg:x="1.874cm" svg:y="1.395cm" svg:viewBox="0 0 17848 1117" draw:points="0,0 17848,0 17848,1117 0,1117">
          <text:p/>
        </draw:polygon>
        <draw:polygon draw:style-name="gr13" draw:text-style-name="P12" draw:layer="layout" svg:width="17.847cm" svg:height="0.892cm" svg:x="1.874cm" svg:y="3.949cm" svg:viewBox="0 0 17848 893" draw:points="0,0 17848,0 17848,893 0,893">
          <text:p/>
        </draw:polygon>
        <draw:polygon draw:style-name="gr13" draw:text-style-name="P12" draw:layer="layout" svg:width="17.847cm" svg:height="0.893cm" svg:x="1.874cm" svg:y="8.063cm" svg:viewBox="0 0 17848 894" draw:points="0,0 17848,0 17848,894 0,894">
          <text:p/>
        </draw:polygon>
        <draw:polygon draw:style-name="gr13" draw:text-style-name="P12" draw:layer="layout" svg:width="17.847cm" svg:height="0.893cm" svg:x="1.874cm" svg:y="12.178cm" svg:viewBox="0 0 17848 894" draw:points="0,0 17848,0 17848,894 0,894">
          <text:p/>
        </draw:polygon>
        <draw:frame draw:style-name="gr14" draw:text-style-name="P13" draw:layer="layout" svg:width="8.511cm" svg:height="0.581cm" svg:x="7.105cm" svg:y="1.68cm">
          <draw:text-box>
            <text:p text:style-name="P1"><text:span text:style-name="T5">Kelime Problemi: update-danger</text:span></text:p>
          </draw:text-box>
        </draw:frame>
        <draw:frame draw:style-name="gr15" draw:text-style-name="P14" draw:layer="layout" svg:width="16.939cm" svg:height="0.437cm" svg:x="2.122cm" svg:y="2.786cm">
          <draw:text-box>
            <text:p text:style-name="P1"><text:span text:style-name="T6">Talimatlar: </text:span><text:span text:style-name="T7">Tasarım Reçetesi’ni kullanarak ’update-danger’ adında bir fonksiyon yaz. Fonksiyon </text:span></text:p>
          </draw:text-box>
        </draw:frame>
        <draw:frame draw:style-name="gr16" draw:text-style-name="P14" draw:layer="layout" svg:width="16.52cm" svg:height="0.437cm" svg:x="2.122cm" svg:y="3.257cm">
          <draw:text-box>
            <text:p text:style-name="P1"><text:span text:style-name="T7">‘</text:span><text:span text:style-name="T7">tehlike’nin x-koordinatını alsın ve bir sonraki x-koordinatını (bir öncekinden 50 piksel sola) üretsin.</text:span></text:p>
          </draw:text-box>
        </draw:frame>
        <draw:frame draw:style-name="gr17" draw:text-style-name="P15" draw:layer="layout" svg:width="8.816cm" svg:height="0.551cm" svg:x="2.023cm" svg:y="4.132cm">
          <draw:text-box>
            <text:p text:style-name="P1"><text:span text:style-name="T8">Kontrat ve Amaç İfadeleri</text:span></text:p>
          </draw:text-box>
        </draw:frame>
        <draw:frame draw:style-name="gr18" draw:text-style-name="P16" draw:layer="layout" svg:width="4.9cm" svg:height="0.352cm" svg:x="1.875cm" svg:y="4.863cm">
          <draw:text-box>
            <text:p text:style-name="P1"><text:span text:style-name="T9">Her kontrat üç bölümden oluşur...</text:span></text:p>
          </draw:text-box>
        </draw:frame>
        <draw:frame draw:style-name="gr19" draw:text-style-name="P14" draw:layer="layout" svg:width="0.371cm" svg:height="0.45cm" svg:x="1.875cm" svg:y="5.479cm">
          <draw:text-box>
            <text:p text:style-name="P1"><text:span text:style-name="T10">;</text:span></text:p>
          </draw:text-box>
        </draw:frame>
        <draw:frame draw:style-name="gr20" draw:text-style-name="P14" draw:layer="layout" svg:width="0.371cm" svg:height="0.437cm" svg:x="5.742cm" svg:y="5.463cm">
          <draw:text-box>
            <text:p text:style-name="P1"><text:span text:style-name="T11">:</text:span></text:p>
          </draw:text-box>
        </draw:frame>
        <draw:frame draw:style-name="gr21" draw:text-style-name="P14" draw:layer="layout" svg:width="0.371cm" svg:height="0.374cm" svg:x="14.715cm" svg:y="5.551cm">
          <draw:text-box>
            <text:p text:style-name="P1"><text:span text:style-name="T12">®</text:span></text:p>
          </draw:text-box>
        </draw:frame>
        <draw:frame draw:style-name="gr19" draw:text-style-name="P14" draw:layer="layout" svg:width="0.371cm" svg:height="0.45cm" svg:x="1.875cm" svg:y="6.793cm">
          <draw:text-box>
            <text:p text:style-name="P1"><text:span text:style-name="T10">;</text:span></text:p>
          </draw:text-box>
        </draw:frame>
        <draw:frame draw:style-name="gr22" draw:text-style-name="P15" draw:layer="layout" svg:width="2.555cm" svg:height="0.551cm" svg:x="2.023cm" svg:y="8.247cm">
          <draw:text-box>
            <text:p text:style-name="P1"><text:span text:style-name="T8">Örnekler</text:span></text:p>
          </draw:text-box>
        </draw:frame>
        <draw:frame draw:style-name="gr23" draw:text-style-name="P16" draw:layer="layout" svg:width="9.057cm" svg:height="0.352cm" svg:x="1.875cm" svg:y="8.978cm">
          <draw:text-box>
            <text:p text:style-name="P1"><text:span text:style-name="T9">Birkaç örnek yaz, değişenleri yuvarlak içine alarak işaretle... </text:span></text:p>
          </draw:text-box>
        </draw:frame>
        <draw:frame draw:style-name="gr24" draw:text-style-name="P14" draw:layer="layout" svg:width="2.021cm" svg:height="0.45cm" svg:x="1.875cm" svg:y="9.594cm">
          <draw:text-box>
            <text:p text:style-name="P1"><text:span text:style-name="T10">(EXAMPLE(</text:span></text:p>
          </draw:text-box>
        </draw:frame>
        <draw:frame draw:style-name="gr19" draw:text-style-name="P14" draw:layer="layout" svg:width="0.371cm" svg:height="0.45cm" svg:x="10.773cm" svg:y="9.594cm">
          <draw:text-box>
            <text:p text:style-name="P1"><text:span text:style-name="T10">)</text:span></text:p>
          </draw:text-box>
        </draw:frame>
        <draw:frame draw:style-name="gr24" draw:text-style-name="P14" draw:layer="layout" svg:width="2.021cm" svg:height="0.45cm" svg:x="1.875cm" svg:y="10.908cm">
          <draw:text-box>
            <text:p text:style-name="P1"><text:span text:style-name="T10">(EXAMPLE(</text:span></text:p>
          </draw:text-box>
        </draw:frame>
        <draw:frame draw:style-name="gr19" draw:text-style-name="P14" draw:layer="layout" svg:width="0.371cm" svg:height="0.45cm" svg:x="10.773cm" svg:y="10.908cm">
          <draw:text-box>
            <text:p text:style-name="P1"><text:span text:style-name="T10">)</text:span></text:p>
          </draw:text-box>
        </draw:frame>
        <draw:frame draw:style-name="gr25" draw:text-style-name="P15" draw:layer="layout" svg:width="2.622cm" svg:height="0.551cm" svg:x="2.023cm" svg:y="12.361cm">
          <draw:text-box>
            <text:p text:style-name="P1"><text:span text:style-name="T8">Tanım</text:span></text:p>
          </draw:text-box>
        </draw:frame>
        <draw:frame draw:style-name="gr26" draw:text-style-name="P16" draw:layer="layout" svg:width="10.238cm" svg:height="0.352cm" svg:x="1.875cm" svg:y="13.093cm">
          <draw:text-box>
            <text:p text:style-name="P1"><text:span text:style-name="T9">Tanımı ve her değişken için verilen isimleri yaz...</text:span></text:p>
          </draw:text-box>
        </draw:frame>
        <draw:frame draw:style-name="gr27" draw:text-style-name="P14" draw:layer="layout" svg:width="1.797cm" svg:height="0.45cm" svg:x="1.875cm" svg:y="13.709cm">
          <draw:text-box>
            <text:p text:style-name="P1"><text:span text:style-name="T10">(define(</text:span></text:p>
          </draw:text-box>
        </draw:frame>
        <draw:frame draw:style-name="gr19" draw:text-style-name="P14" draw:layer="layout" svg:width="0.371cm" svg:height="0.45cm" svg:x="10.55cm" svg:y="13.709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3.495cm" svg:height="0.669cm" svg:x="2.097cm" svg:y="5.436cm" svg:viewBox="0 0 3496 670" draw:points="0,0 3496,0 3496,670 0,670">
          <text:p/>
        </draw:polygon>
        <draw:polygon draw:style-name="gr12" draw:text-style-name="P11" draw:layer="layout" svg:width="3.495cm" svg:height="0.025cm" svg:x="2.097cm" svg:y="6.08cm" svg:viewBox="0 0 3496 26" draw:points="0,0 3496,0 3496,26 0,26">
          <text:p/>
        </draw:polygon>
        <draw:frame draw:style-name="gr19" draw:text-style-name="P14" draw:layer="layout" svg:width="0.371cm" svg:height="0.45cm" svg:x="18.334cm" svg:y="15.023cm">
          <draw:text-box>
            <text:p text:style-name="P1"><text:span text:style-name="T10">)</text:span></text:p>
          </draw:text-box>
        </draw:frame>
        <draw:frame draw:style-name="gr28" draw:text-style-name="P14" draw:layer="layout" svg:width="2.919cm" svg:height="0.45cm" svg:x="2.395cm" svg:y="5.479cm">
          <draw:text-box>
            <text:p text:style-name="P1"><text:span text:style-name="T10">MMMMMMMMMMMMM</text:span></text:p>
          </draw:text-box>
        </draw:frame>
        <draw:polygon draw:style-name="gr11" draw:text-style-name="P10" draw:layer="layout" svg:width="8.726cm" svg:height="0.669cm" svg:x="5.84cm" svg:y="5.436cm" svg:viewBox="0 0 8727 670" draw:points="0,0 8727,0 8727,670 0,670">
          <text:p/>
        </draw:polygon>
        <draw:polygon draw:style-name="gr12" draw:text-style-name="P11" draw:layer="layout" svg:width="8.726cm" svg:height="0.025cm" svg:x="5.84cm" svg:y="6.08cm" svg:viewBox="0 0 8727 26" draw:points="0,0 8727,0 8727,26 0,26">
          <text:p/>
        </draw:polygon>
        <draw:frame draw:style-name="gr29" draw:text-style-name="P17" draw:layer="layout" svg:width="1.598cm" svg:height="0.255cm" svg:x="3.052cm" svg:y="6.221cm">
          <draw:text-box>
            <text:p text:style-name="P1"><text:span text:style-name="T13">fonksiyon adı</text:span></text:p>
          </draw:text-box>
        </draw:frame>
        <draw:frame draw:style-name="gr30" draw:text-style-name="P14" draw:layer="layout" svg:width="1.348cm" svg:height="0.45cm" svg:x="9.534cm" svg:y="5.479cm">
          <draw:text-box>
            <text:p text:style-name="P1"><text:span text:style-name="T10">MMMMMM</text:span></text:p>
          </draw:text-box>
        </draw:frame>
        <draw:polygon draw:style-name="gr11" draw:text-style-name="P10" draw:layer="layout" svg:width="4.363cm" svg:height="0.669cm" svg:x="15.086cm" svg:y="5.436cm" svg:viewBox="0 0 4364 670" draw:points="0,0 4364,0 4364,670 0,670">
          <text:p/>
        </draw:polygon>
        <draw:polygon draw:style-name="gr12" draw:text-style-name="P11" draw:layer="layout" svg:width="4.363cm" svg:height="0.025cm" svg:x="15.086cm" svg:y="6.08cm" svg:viewBox="0 0 4364 26" draw:points="0,0 4364,0 4364,26 0,26">
          <text:p/>
        </draw:polygon>
        <draw:frame draw:style-name="gr31" draw:text-style-name="P17" draw:layer="layout" svg:width="0.828cm" svg:height="0.255cm" svg:x="9.782cm" svg:y="6.221cm">
          <draw:text-box>
            <text:p text:style-name="P1"><text:span text:style-name="T13">hedef</text:span></text:p>
          </draw:text-box>
        </draw:frame>
        <draw:frame draw:style-name="gr30" draw:text-style-name="P14" draw:layer="layout" svg:width="1.348cm" svg:height="0.45cm" svg:x="16.599cm" svg:y="5.479cm">
          <draw:text-box>
            <text:p text:style-name="P1"><text:span text:style-name="T10">MMMMMM</text:span></text:p>
          </draw:text-box>
        </draw:frame>
        <draw:polygon draw:style-name="gr11" draw:text-style-name="P10" draw:layer="layout" svg:width="17.476cm" svg:height="0.669cm" svg:x="2.097cm" svg:y="6.75cm" svg:viewBox="0 0 17477 670" draw:points="0,0 17477,0 17477,670 0,670">
          <text:p/>
        </draw:polygon>
        <draw:polygon draw:style-name="gr12" draw:text-style-name="P11" draw:layer="layout" svg:width="17.476cm" svg:height="0.025cm" svg:x="2.097cm" svg:y="7.394cm" svg:viewBox="0 0 17477 26" draw:points="0,0 17477,0 17477,26 0,26">
          <text:p/>
        </draw:polygon>
        <draw:frame draw:style-name="gr32" draw:text-style-name="P17" draw:layer="layout" svg:width="0.641cm" svg:height="0.255cm" svg:x="16.946cm" svg:y="6.221cm">
          <draw:text-box>
            <text:p text:style-name="P1"><text:span text:style-name="T13">sonuç</text:span></text:p>
          </draw:text-box>
        </draw:frame>
        <draw:frame draw:style-name="gr33" draw:text-style-name="P14" draw:layer="layout" svg:width="14.137cm" svg:height="0.45cm" svg:x="2.098cm" svg:y="6.793cm">
          <draw:text-box>
            <text:p text:style-name="P1"><text:span text:style-name="T10">MMMMMMMMMMMMMMMMMMMMMMMMMMMMMMMMMMMMMMMMMMMMMMMMMMMMMMMMMMMMMMM</text:span></text:p>
          </draw:text-box>
        </draw:frame>
        <draw:polygon draw:style-name="gr11" draw:text-style-name="P10" draw:layer="layout" svg:width="3.297cm" svg:height="0.669cm" svg:x="3.882cm" svg:y="9.551cm" svg:viewBox="0 0 3298 670" draw:points="0,0 3298,0 3298,670 0,670">
          <text:p/>
        </draw:polygon>
        <draw:polygon draw:style-name="gr12" draw:text-style-name="P11" draw:layer="layout" svg:width="3.297cm" svg:height="0.025cm" svg:x="3.882cm" svg:y="10.195cm" svg:viewBox="0 0 3298 26" draw:points="0,0 3298,0 3298,26 0,26">
          <text:p/>
        </draw:polygon>
        <draw:frame draw:style-name="gr34" draw:text-style-name="P17" draw:layer="layout" svg:width="3.008cm" svg:height="0.255cm" svg:x="9.336cm" svg:y="7.535cm">
          <draw:text-box>
            <text:p text:style-name="P1"><text:span text:style-name="T13">Fonksiyon ne yapar?</text:span></text:p>
          </draw:text-box>
        </draw:frame>
        <draw:frame draw:style-name="gr28" draw:text-style-name="P14" draw:layer="layout" svg:width="2.919cm" svg:height="0.45cm" svg:x="4.081cm" svg:y="9.594cm">
          <draw:text-box>
            <text:p text:style-name="P1"><text:span text:style-name="T10">MMMMMMMMMMMMM</text:span></text:p>
          </draw:text-box>
        </draw:frame>
        <draw:polygon draw:style-name="gr11" draw:text-style-name="P10" draw:layer="layout" svg:width="3.297cm" svg:height="0.669cm" svg:x="7.327cm" svg:y="9.551cm" svg:viewBox="0 0 3298 670" draw:points="0,0 3298,0 3298,670 0,670">
          <text:p/>
        </draw:polygon>
        <draw:polygon draw:style-name="gr12" draw:text-style-name="P11" draw:layer="layout" svg:width="3.297cm" svg:height="0.025cm" svg:x="7.327cm" svg:y="10.195cm" svg:viewBox="0 0 3298 26" draw:points="0,0 3298,0 3298,26 0,26">
          <text:p/>
        </draw:polygon>
        <draw:frame draw:style-name="gr29" draw:text-style-name="P17" draw:layer="layout" svg:width="1.598cm" svg:height="0.255cm" svg:x="4.738cm" svg:y="10.336cm">
          <draw:text-box>
            <text:p text:style-name="P1"><text:span text:style-name="T13">fonksiyon adı</text:span></text:p>
          </draw:text-box>
        </draw:frame>
        <draw:frame draw:style-name="gr35" draw:text-style-name="P14" draw:layer="layout" svg:width="0.675cm" svg:height="0.45cm" svg:x="8.642cm" svg:y="9.594cm">
          <draw:text-box>
            <text:p text:style-name="P1"><text:span text:style-name="T10">MMM</text:span></text:p>
          </draw:text-box>
        </draw:frame>
        <draw:polygon draw:style-name="gr11" draw:text-style-name="P10" draw:layer="layout" svg:width="7.263cm" svg:height="0.669cm" svg:x="11.492cm" svg:y="9.551cm" svg:viewBox="0 0 7264 670" draw:points="0,0 7264,0 7264,670 0,670">
          <text:p/>
        </draw:polygon>
        <draw:polygon draw:style-name="gr12" draw:text-style-name="P11" draw:layer="layout" svg:width="7.263cm" svg:height="0.025cm" svg:x="11.492cm" svg:y="10.195cm" svg:viewBox="0 0 7264 26" draw:points="0,0 7264,0 7264,26 0,26">
          <text:p/>
        </draw:polygon>
        <draw:frame draw:style-name="gr36" draw:text-style-name="P17" draw:layer="layout" svg:width="0.849cm" svg:height="0.255cm" svg:x="8.58cm" svg:y="10.336cm">
          <draw:text-box>
            <text:p text:style-name="P1"><text:span text:style-name="T13">girdi(ler)</text:span></text:p>
          </draw:text-box>
        </draw:frame>
        <draw:frame draw:style-name="gr37" draw:text-style-name="P14" draw:layer="layout" svg:width="2.246cm" svg:height="0.45cm" svg:x="11.492cm" svg:y="9.594cm">
          <draw:text-box>
            <text:p text:style-name="P1"><text:span text:style-name="T10">MMMMMMMMMM</text:span></text:p>
          </draw:text-box>
        </draw:frame>
        <draw:polygon draw:style-name="gr12" draw:text-style-name="P11" draw:layer="layout" svg:width="9.915cm" svg:height="0.025cm" svg:x="9.162cm" svg:y="10.195cm" svg:viewBox="0 0 9916 26" draw:points="0,0 9916,0 9916,26 0,26">
          <text:p/>
        </draw:polygon>
        <draw:frame draw:style-name="gr38" draw:text-style-name="P17" draw:layer="layout" svg:width="3.033cm" svg:height="0.255cm" svg:x="13.624cm" svg:y="10.336cm">
          <draw:text-box>
            <text:p text:style-name="P1"><text:span text:style-name="T13">Fonksiyonun ürettiği nedir?</text:span></text:p>
          </draw:text-box>
        </draw:frame>
        <draw:polygon draw:style-name="gr11" draw:text-style-name="P10" draw:layer="layout" svg:width="3.297cm" svg:height="0.67cm" svg:x="3.882cm" svg:y="10.864cm" svg:viewBox="0 0 3298 671" draw:points="0,0 3298,0 3298,671 0,671">
          <text:p/>
        </draw:polygon>
        <draw:polygon draw:style-name="gr12" draw:text-style-name="P11" draw:layer="layout" svg:width="3.297cm" svg:height="0.025cm" svg:x="3.882cm" svg:y="11.509cm" svg:viewBox="0 0 3298 26" draw:points="0,0 3298,0 3298,26 0,26">
          <text:p/>
        </draw:polygon>
        <draw:frame draw:style-name="gr19" draw:text-style-name="P14" draw:layer="layout" svg:width="0.371cm" svg:height="0.45cm" svg:x="18.854cm" svg:y="9.594cm">
          <draw:text-box>
            <text:p text:style-name="P1"><text:span text:style-name="T10">)</text:span></text:p>
          </draw:text-box>
        </draw:frame>
        <draw:frame draw:style-name="gr28" draw:text-style-name="P14" draw:layer="layout" svg:width="2.919cm" svg:height="0.45cm" svg:x="4.081cm" svg:y="10.908cm">
          <draw:text-box>
            <text:p text:style-name="P1"><text:span text:style-name="T10">MMMMMMMMMMMMM</text:span></text:p>
          </draw:text-box>
        </draw:frame>
        <draw:polygon draw:style-name="gr11" draw:text-style-name="P10" draw:layer="layout" svg:width="3.297cm" svg:height="0.67cm" svg:x="7.327cm" svg:y="10.864cm" svg:viewBox="0 0 3298 671" draw:points="0,0 3298,0 3298,671 0,671">
          <text:p/>
        </draw:polygon>
        <draw:polygon draw:style-name="gr12" draw:text-style-name="P11" draw:layer="layout" svg:width="3.297cm" svg:height="0.025cm" svg:x="7.327cm" svg:y="11.509cm" svg:viewBox="0 0 3298 26" draw:points="0,0 3298,0 3298,26 0,26">
          <text:p/>
        </draw:polygon>
        <draw:frame draw:style-name="gr29" draw:text-style-name="P17" draw:layer="layout" svg:width="1.598cm" svg:height="0.255cm" svg:x="4.738cm" svg:y="11.649cm">
          <draw:text-box>
            <text:p text:style-name="P1"><text:span text:style-name="T13">fonksiyon adı</text:span></text:p>
          </draw:text-box>
        </draw:frame>
        <draw:frame draw:style-name="gr39" draw:text-style-name="P14" draw:layer="layout" svg:width="0.451cm" svg:height="0.45cm" svg:x="8.753cm" svg:y="10.908cm">
          <draw:text-box>
            <text:p text:style-name="P1"><text:span text:style-name="T10">MM</text:span></text:p>
          </draw:text-box>
        </draw:frame>
        <draw:polygon draw:style-name="gr11" draw:text-style-name="P10" draw:layer="layout" svg:width="7.263cm" svg:height="0.67cm" svg:x="11.492cm" svg:y="10.864cm" svg:viewBox="0 0 7264 671" draw:points="0,0 7264,0 7264,671 0,671">
          <text:p/>
        </draw:polygon>
        <draw:polygon draw:style-name="gr12" draw:text-style-name="P11" draw:layer="layout" svg:width="7.263cm" svg:height="0.025cm" svg:x="11.492cm" svg:y="11.509cm" svg:viewBox="0 0 7264 26" draw:points="0,0 7264,0 7264,26 0,26">
          <text:p/>
        </draw:polygon>
        <draw:frame draw:style-name="gr36" draw:text-style-name="P17" draw:layer="layout" svg:width="0.849cm" svg:height="0.255cm" svg:x="8.58cm" svg:y="11.649cm">
          <draw:text-box>
            <text:p text:style-name="P1"><text:span text:style-name="T13">girdi(ler)</text:span></text:p>
          </draw:text-box>
        </draw:frame>
        <draw:frame draw:style-name="gr24" draw:text-style-name="P14" draw:layer="layout" svg:width="2.021cm" svg:height="0.45cm" svg:x="11.492cm" svg:y="10.908cm">
          <draw:text-box>
            <text:p text:style-name="P1"><text:span text:style-name="T10">MMMMMMMMM</text:span></text:p>
          </draw:text-box>
        </draw:frame>
        <draw:polygon draw:style-name="gr12" draw:text-style-name="P11" draw:layer="layout" svg:width="9.915cm" svg:height="0.025cm" svg:x="9.162cm" svg:y="11.509cm" svg:viewBox="0 0 9916 26" draw:points="0,0 9916,0 9916,26 0,26">
          <text:p/>
        </draw:polygon>
        <draw:frame draw:style-name="gr38" draw:text-style-name="P17" draw:layer="layout" svg:width="3.033cm" svg:height="0.255cm" svg:x="13.624cm" svg:y="11.649cm">
          <draw:text-box>
            <text:p text:style-name="P1"><text:span text:style-name="T13">Fonksiyonun ürettiği nedir?</text:span></text:p>
          </draw:text-box>
        </draw:frame>
        <draw:polygon draw:style-name="gr11" draw:text-style-name="P10" draw:layer="layout" svg:width="3.297cm" svg:height="0.669cm" svg:x="3.659cm" svg:y="13.666cm" svg:viewBox="0 0 3298 670" draw:points="0,0 3298,0 3298,670 0,670">
          <text:p/>
        </draw:polygon>
        <draw:polygon draw:style-name="gr12" draw:text-style-name="P11" draw:layer="layout" svg:width="3.297cm" svg:height="0.025cm" svg:x="3.659cm" svg:y="14.31cm" svg:viewBox="0 0 3298 26" draw:points="0,0 3298,0 3298,26 0,26">
          <text:p/>
        </draw:polygon>
        <draw:frame draw:style-name="gr19" draw:text-style-name="P14" draw:layer="layout" svg:width="0.371cm" svg:height="0.45cm" svg:x="18.854cm" svg:y="10.908cm">
          <draw:text-box>
            <text:p text:style-name="P1"><text:span text:style-name="T10">)</text:span></text:p>
          </draw:text-box>
        </draw:frame>
        <draw:frame draw:style-name="gr28" draw:text-style-name="P14" draw:layer="layout" svg:width="2.919cm" svg:height="0.45cm" svg:x="3.858cm" svg:y="13.709cm">
          <draw:text-box>
            <text:p text:style-name="P1"><text:span text:style-name="T10">MMMMMMMMMMMMM</text:span></text:p>
          </draw:text-box>
        </draw:frame>
        <draw:polygon draw:style-name="gr11" draw:text-style-name="P10" draw:layer="layout" svg:width="3.297cm" svg:height="0.669cm" svg:x="7.104cm" svg:y="13.666cm" svg:viewBox="0 0 3298 670" draw:points="0,0 3298,0 3298,670 0,670">
          <text:p/>
        </draw:polygon>
        <draw:polygon draw:style-name="gr12" draw:text-style-name="P11" draw:layer="layout" svg:width="3.297cm" svg:height="0.025cm" svg:x="7.104cm" svg:y="14.31cm" svg:viewBox="0 0 3298 26" draw:points="0,0 3298,0 3298,26 0,26">
          <text:p/>
        </draw:polygon>
        <draw:frame draw:style-name="gr29" draw:text-style-name="P17" draw:layer="layout" svg:width="1.598cm" svg:height="0.255cm" svg:x="4.515cm" svg:y="14.451cm">
          <draw:text-box>
            <text:p text:style-name="P1"><text:span text:style-name="T13">fonksiyon adı</text:span></text:p>
          </draw:text-box>
        </draw:frame>
        <draw:frame draw:style-name="gr19" draw:text-style-name="P14" draw:layer="layout" svg:width="0.371cm" svg:height="0.45cm" svg:x="8.642cm" svg:y="13.709cm">
          <draw:text-box>
            <text:p text:style-name="P1"><text:span text:style-name="T10">M</text:span></text:p>
          </draw:text-box>
        </draw:frame>
        <draw:polygon draw:style-name="gr11" draw:text-style-name="P10" draw:layer="layout" svg:width="14.526cm" svg:height="0.67cm" svg:x="3.659cm" svg:y="14.979cm" svg:viewBox="0 0 14527 671" draw:points="0,0 14527,0 14527,671 0,671">
          <text:p/>
        </draw:polygon>
        <draw:polygon draw:style-name="gr12" draw:text-style-name="P11" draw:layer="layout" svg:width="14.526cm" svg:height="0.025cm" svg:x="3.659cm" svg:y="15.624cm" svg:viewBox="0 0 14527 26" draw:points="0,0 14527,0 14527,26 0,26">
          <text:p/>
        </draw:polygon>
        <draw:frame draw:style-name="gr40" draw:text-style-name="P17" draw:layer="layout" svg:width="1.132cm" svg:height="0.255cm" svg:x="8.27cm" svg:y="14.451cm">
          <draw:text-box>
            <text:p text:style-name="P1"><text:span text:style-name="T13">değişkenler</text:span></text:p>
          </draw:text-box>
        </draw:frame>
        <draw:frame draw:style-name="gr27" draw:text-style-name="P14" draw:layer="layout" svg:width="1.797cm" svg:height="0.45cm" svg:x="3.659cm" svg:y="15.023cm">
          <draw:text-box>
            <text:p text:style-name="P1"><text:span text:style-name="T10">MMMMMMMM</text:span></text:p>
          </draw:text-box>
        </draw:frame>
        <draw:frame draw:style-name="gr41" draw:text-style-name="P17" draw:layer="layout" svg:width="4.832cm" svg:height="0.255cm" svg:x="8.58cm" svg:y="15.764cm">
          <draw:text-box>
            <text:p text:style-name="P1"><text:span text:style-name="T13">Fonksiyon bu değişkenlerle ne yapar?</text:span></text:p>
          </draw:text-box>
        </draw:frame>
        <draw:frame draw:style-name="gr7" draw:text-style-name="P7" draw:layer="layout" svg:width="0.451cm" svg:height="0.471cm" svg:x="10.619cm" svg:y="26.446cm">
          <draw:text-box>
            <text:p text:style-name="P1"><text:span text:style-name="T3">16</text:span></text:p>
          </draw:text-box>
        </draw:frame>
      </draw:page>
      <draw:page draw:name="page3" draw:style-name="dp1" draw:master-page-name="master-page150">
        <draw:polygon draw:style-name="gr11" draw:text-style-name="P10" draw:layer="layout" svg:width="17.847cm" svg:height="26.028cm" svg:x="1.874cm" svg:y="0.949cm" svg:viewBox="0 0 17848 26029" draw:points="0,0 17848,0 17848,26029 0,26029">
          <text:p/>
        </draw:polygon>
        <draw:polygon draw:style-name="gr11" draw:text-style-name="P10" draw:layer="layout" svg:width="17.847cm" svg:height="15.046cm" svg:x="1.874cm" svg:y="1.247cm" svg:viewBox="0 0 17848 15047" draw:points="0,0 17848,0 17848,15047 0,15047">
          <text:p/>
        </draw:polygon>
        <draw:polygon draw:style-name="gr12" draw:text-style-name="P11" draw:layer="layout" svg:width="17.847cm" svg:height="1.116cm" svg:x="1.874cm" svg:y="1.395cm" svg:viewBox="0 0 17848 1117" draw:points="0,0 17848,0 17848,1117 0,1117">
          <text:p/>
        </draw:polygon>
        <draw:polygon draw:style-name="gr13" draw:text-style-name="P12" draw:layer="layout" svg:width="17.847cm" svg:height="0.892cm" svg:x="1.874cm" svg:y="3.949cm" svg:viewBox="0 0 17848 893" draw:points="0,0 17848,0 17848,893 0,893">
          <text:p/>
        </draw:polygon>
        <draw:polygon draw:style-name="gr13" draw:text-style-name="P12" draw:layer="layout" svg:width="17.847cm" svg:height="0.893cm" svg:x="1.874cm" svg:y="8.063cm" svg:viewBox="0 0 17848 894" draw:points="0,0 17848,0 17848,894 0,894">
          <text:p/>
        </draw:polygon>
        <draw:polygon draw:style-name="gr13" draw:text-style-name="P12" draw:layer="layout" svg:width="17.847cm" svg:height="0.893cm" svg:x="1.874cm" svg:y="12.178cm" svg:viewBox="0 0 17848 894" draw:points="0,0 17848,0 17848,894 0,894">
          <text:p/>
        </draw:polygon>
        <draw:frame draw:style-name="gr42" draw:text-style-name="P13" draw:layer="layout" svg:width="8.278cm" svg:height="0.581cm" svg:x="7.266cm" svg:y="1.68cm">
          <draw:text-box>
            <text:p text:style-name="P1"><text:span text:style-name="T5">Kelime Problemi: update-target</text:span></text:p>
          </draw:text-box>
        </draw:frame>
        <draw:frame draw:style-name="gr43" draw:text-style-name="P14" draw:layer="layout" svg:width="16.867cm" svg:height="0.437cm" svg:x="2.122cm" svg:y="2.786cm">
          <draw:text-box>
            <text:p text:style-name="P1"><text:span text:style-name="T6">Talimatlar: </text:span><text:span text:style-name="T7">‘Hedef’in x-koordinatını alan ve bir sonraki x-koordinatını (bir öncekinden 50 piksel sağa) </text:span></text:p>
          </draw:text-box>
        </draw:frame>
        <draw:frame draw:style-name="gr44" draw:text-style-name="P14" draw:layer="layout" svg:width="11.745cm" svg:height="0.437cm" svg:x="2.122cm" svg:y="3.257cm">
          <draw:text-box>
            <text:p text:style-name="P1"><text:span text:style-name="T7">üreten bir fonksiyon yaz.</text:span></text:p>
          </draw:text-box>
        </draw:frame>
        <draw:frame draw:style-name="gr17" draw:text-style-name="P15" draw:layer="layout" svg:width="8.816cm" svg:height="0.551cm" svg:x="2.023cm" svg:y="4.132cm">
          <draw:text-box>
            <text:p text:style-name="P1"><text:span text:style-name="T8">Kontrat ve Amaç İfadeleri</text:span></text:p>
          </draw:text-box>
        </draw:frame>
        <draw:frame draw:style-name="gr18" draw:text-style-name="P16" draw:layer="layout" svg:width="4.9cm" svg:height="0.352cm" svg:x="1.875cm" svg:y="4.863cm">
          <draw:text-box>
            <text:p text:style-name="P1"><text:span text:style-name="T9">Her kontrat üç bölümden oluşur...</text:span></text:p>
          </draw:text-box>
        </draw:frame>
        <draw:frame draw:style-name="gr19" draw:text-style-name="P14" draw:layer="layout" svg:width="0.371cm" svg:height="0.45cm" svg:x="1.875cm" svg:y="5.479cm">
          <draw:text-box>
            <text:p text:style-name="P1"><text:span text:style-name="T10">;</text:span></text:p>
          </draw:text-box>
        </draw:frame>
        <draw:frame draw:style-name="gr20" draw:text-style-name="P14" draw:layer="layout" svg:width="0.371cm" svg:height="0.437cm" svg:x="5.742cm" svg:y="5.463cm">
          <draw:text-box>
            <text:p text:style-name="P1"><text:span text:style-name="T11">:</text:span></text:p>
          </draw:text-box>
        </draw:frame>
        <draw:frame draw:style-name="gr21" draw:text-style-name="P14" draw:layer="layout" svg:width="0.371cm" svg:height="0.374cm" svg:x="14.715cm" svg:y="5.551cm">
          <draw:text-box>
            <text:p text:style-name="P1"><text:span text:style-name="T12">®</text:span></text:p>
          </draw:text-box>
        </draw:frame>
        <draw:frame draw:style-name="gr19" draw:text-style-name="P14" draw:layer="layout" svg:width="0.371cm" svg:height="0.45cm" svg:x="1.875cm" svg:y="6.793cm">
          <draw:text-box>
            <text:p text:style-name="P1"><text:span text:style-name="T10">;</text:span></text:p>
          </draw:text-box>
        </draw:frame>
        <draw:frame draw:style-name="gr22" draw:text-style-name="P15" draw:layer="layout" svg:width="2.555cm" svg:height="0.551cm" svg:x="2.023cm" svg:y="8.247cm">
          <draw:text-box>
            <text:p text:style-name="P1"><text:span text:style-name="T8">Örnekler</text:span></text:p>
          </draw:text-box>
        </draw:frame>
        <draw:frame draw:style-name="gr23" draw:text-style-name="P16" draw:layer="layout" svg:width="9.057cm" svg:height="0.352cm" svg:x="1.875cm" svg:y="8.978cm">
          <draw:text-box>
            <text:p text:style-name="P1"><text:span text:style-name="T9">Birkaç örnek yaz, değişenleri yuvarlak içine alarak işaretle... </text:span></text:p>
          </draw:text-box>
        </draw:frame>
        <draw:frame draw:style-name="gr24" draw:text-style-name="P14" draw:layer="layout" svg:width="2.021cm" svg:height="0.45cm" svg:x="1.875cm" svg:y="9.594cm">
          <draw:text-box>
            <text:p text:style-name="P1"><text:span text:style-name="T10">(EXAMPLE(</text:span></text:p>
          </draw:text-box>
        </draw:frame>
        <draw:frame draw:style-name="gr19" draw:text-style-name="P14" draw:layer="layout" svg:width="0.371cm" svg:height="0.45cm" svg:x="10.773cm" svg:y="9.594cm">
          <draw:text-box>
            <text:p text:style-name="P1"><text:span text:style-name="T10">)</text:span></text:p>
          </draw:text-box>
        </draw:frame>
        <draw:frame draw:style-name="gr24" draw:text-style-name="P14" draw:layer="layout" svg:width="2.021cm" svg:height="0.45cm" svg:x="1.875cm" svg:y="10.908cm">
          <draw:text-box>
            <text:p text:style-name="P1"><text:span text:style-name="T10">(EXAMPLE(</text:span></text:p>
          </draw:text-box>
        </draw:frame>
        <draw:frame draw:style-name="gr19" draw:text-style-name="P14" draw:layer="layout" svg:width="0.371cm" svg:height="0.45cm" svg:x="10.773cm" svg:y="10.908cm">
          <draw:text-box>
            <text:p text:style-name="P1"><text:span text:style-name="T10">)</text:span></text:p>
          </draw:text-box>
        </draw:frame>
        <draw:frame draw:style-name="gr25" draw:text-style-name="P15" draw:layer="layout" svg:width="2.622cm" svg:height="0.551cm" svg:x="2.023cm" svg:y="12.361cm">
          <draw:text-box>
            <text:p text:style-name="P1"><text:span text:style-name="T8">Tanım</text:span></text:p>
          </draw:text-box>
        </draw:frame>
        <draw:frame draw:style-name="gr26" draw:text-style-name="P16" draw:layer="layout" svg:width="10.238cm" svg:height="0.352cm" svg:x="1.875cm" svg:y="13.093cm">
          <draw:text-box>
            <text:p text:style-name="P1"><text:span text:style-name="T9">Tanımı ve her değişken için verilen isimleri yaz...</text:span></text:p>
          </draw:text-box>
        </draw:frame>
        <draw:frame draw:style-name="gr27" draw:text-style-name="P14" draw:layer="layout" svg:width="1.797cm" svg:height="0.45cm" svg:x="1.875cm" svg:y="13.709cm">
          <draw:text-box>
            <text:p text:style-name="P1"><text:span text:style-name="T10">(define(</text:span></text:p>
          </draw:text-box>
        </draw:frame>
        <draw:frame draw:style-name="gr19" draw:text-style-name="P14" draw:layer="layout" svg:width="0.371cm" svg:height="0.45cm" svg:x="10.55cm" svg:y="13.709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3.495cm" svg:height="0.669cm" svg:x="2.097cm" svg:y="5.436cm" svg:viewBox="0 0 3496 670" draw:points="0,0 3496,0 3496,670 0,670">
          <text:p/>
        </draw:polygon>
        <draw:polygon draw:style-name="gr12" draw:text-style-name="P11" draw:layer="layout" svg:width="3.495cm" svg:height="0.025cm" svg:x="2.097cm" svg:y="6.08cm" svg:viewBox="0 0 3496 26" draw:points="0,0 3496,0 3496,26 0,26">
          <text:p/>
        </draw:polygon>
        <draw:frame draw:style-name="gr19" draw:text-style-name="P14" draw:layer="layout" svg:width="0.371cm" svg:height="0.45cm" svg:x="18.334cm" svg:y="15.023cm">
          <draw:text-box>
            <text:p text:style-name="P1"><text:span text:style-name="T10">)</text:span></text:p>
          </draw:text-box>
        </draw:frame>
        <draw:frame draw:style-name="gr28" draw:text-style-name="P14" draw:layer="layout" svg:width="2.919cm" svg:height="0.45cm" svg:x="2.395cm" svg:y="5.479cm">
          <draw:text-box>
            <text:p text:style-name="P1"><text:span text:style-name="T10">MMMMMMMMMMMMM</text:span></text:p>
          </draw:text-box>
        </draw:frame>
        <draw:polygon draw:style-name="gr11" draw:text-style-name="P10" draw:layer="layout" svg:width="8.726cm" svg:height="0.669cm" svg:x="5.84cm" svg:y="5.436cm" svg:viewBox="0 0 8727 670" draw:points="0,0 8727,0 8727,670 0,670">
          <text:p/>
        </draw:polygon>
        <draw:polygon draw:style-name="gr12" draw:text-style-name="P11" draw:layer="layout" svg:width="8.726cm" svg:height="0.025cm" svg:x="5.84cm" svg:y="6.08cm" svg:viewBox="0 0 8727 26" draw:points="0,0 8727,0 8727,26 0,26">
          <text:p/>
        </draw:polygon>
        <draw:frame draw:style-name="gr29" draw:text-style-name="P17" draw:layer="layout" svg:width="1.598cm" svg:height="0.255cm" svg:x="3.052cm" svg:y="6.221cm">
          <draw:text-box>
            <text:p text:style-name="P1"><text:span text:style-name="T13">fonksiyon adı</text:span></text:p>
          </draw:text-box>
        </draw:frame>
        <draw:frame draw:style-name="gr30" draw:text-style-name="P14" draw:layer="layout" svg:width="1.348cm" svg:height="0.45cm" svg:x="9.534cm" svg:y="5.479cm">
          <draw:text-box>
            <text:p text:style-name="P1"><text:span text:style-name="T10">MMMMMM</text:span></text:p>
          </draw:text-box>
        </draw:frame>
        <draw:polygon draw:style-name="gr11" draw:text-style-name="P10" draw:layer="layout" svg:width="4.363cm" svg:height="0.669cm" svg:x="15.086cm" svg:y="5.436cm" svg:viewBox="0 0 4364 670" draw:points="0,0 4364,0 4364,670 0,670">
          <text:p/>
        </draw:polygon>
        <draw:polygon draw:style-name="gr12" draw:text-style-name="P11" draw:layer="layout" svg:width="4.363cm" svg:height="0.025cm" svg:x="15.086cm" svg:y="6.08cm" svg:viewBox="0 0 4364 26" draw:points="0,0 4364,0 4364,26 0,26">
          <text:p/>
        </draw:polygon>
        <draw:frame draw:style-name="gr31" draw:text-style-name="P17" draw:layer="layout" svg:width="0.828cm" svg:height="0.255cm" svg:x="9.782cm" svg:y="6.221cm">
          <draw:text-box>
            <text:p text:style-name="P1"><text:span text:style-name="T13">hedef</text:span></text:p>
          </draw:text-box>
        </draw:frame>
        <draw:frame draw:style-name="gr30" draw:text-style-name="P14" draw:layer="layout" svg:width="1.348cm" svg:height="0.45cm" svg:x="16.599cm" svg:y="5.479cm">
          <draw:text-box>
            <text:p text:style-name="P1"><text:span text:style-name="T10">MMMMMM</text:span></text:p>
          </draw:text-box>
        </draw:frame>
        <draw:polygon draw:style-name="gr11" draw:text-style-name="P10" draw:layer="layout" svg:width="17.476cm" svg:height="0.669cm" svg:x="2.097cm" svg:y="6.75cm" svg:viewBox="0 0 17477 670" draw:points="0,0 17477,0 17477,670 0,670">
          <text:p/>
        </draw:polygon>
        <draw:polygon draw:style-name="gr12" draw:text-style-name="P11" draw:layer="layout" svg:width="17.476cm" svg:height="0.025cm" svg:x="2.097cm" svg:y="7.394cm" svg:viewBox="0 0 17477 26" draw:points="0,0 17477,0 17477,26 0,26">
          <text:p/>
        </draw:polygon>
        <draw:frame draw:style-name="gr32" draw:text-style-name="P17" draw:layer="layout" svg:width="0.641cm" svg:height="0.255cm" svg:x="16.946cm" svg:y="6.221cm">
          <draw:text-box>
            <text:p text:style-name="P1"><text:span text:style-name="T13">sonuç</text:span></text:p>
          </draw:text-box>
        </draw:frame>
        <draw:frame draw:style-name="gr45" draw:text-style-name="P14" draw:layer="layout" svg:width="12.567cm" svg:height="0.45cm" svg:x="2.098cm" svg:y="6.793cm">
          <draw:text-box>
            <text:p text:style-name="P1"><text:span text:style-name="T10">MMMMMMMMMMMMMMMMMMMMMMMMMMMMMMMMMMMMMMMMMMMMMMMMMMMMMMMM</text:span></text:p>
          </draw:text-box>
        </draw:frame>
        <draw:polygon draw:style-name="gr11" draw:text-style-name="P10" draw:layer="layout" svg:width="3.297cm" svg:height="0.669cm" svg:x="3.882cm" svg:y="9.551cm" svg:viewBox="0 0 3298 670" draw:points="0,0 3298,0 3298,670 0,670">
          <text:p/>
        </draw:polygon>
        <draw:polygon draw:style-name="gr12" draw:text-style-name="P11" draw:layer="layout" svg:width="3.297cm" svg:height="0.025cm" svg:x="3.882cm" svg:y="10.195cm" svg:viewBox="0 0 3298 26" draw:points="0,0 3298,0 3298,26 0,26">
          <text:p/>
        </draw:polygon>
        <draw:frame draw:style-name="gr34" draw:text-style-name="P17" draw:layer="layout" svg:width="3.008cm" svg:height="0.255cm" svg:x="9.336cm" svg:y="7.535cm">
          <draw:text-box>
            <text:p text:style-name="P1"><text:span text:style-name="T13">Fonksiyon ne yapar?</text:span></text:p>
          </draw:text-box>
        </draw:frame>
        <draw:frame draw:style-name="gr28" draw:text-style-name="P14" draw:layer="layout" svg:width="2.919cm" svg:height="0.45cm" svg:x="4.081cm" svg:y="9.594cm">
          <draw:text-box>
            <text:p text:style-name="P1"><text:span text:style-name="T10">MMMMMMMMMMMMM</text:span></text:p>
          </draw:text-box>
        </draw:frame>
        <draw:polygon draw:style-name="gr11" draw:text-style-name="P10" draw:layer="layout" svg:width="3.297cm" svg:height="0.669cm" svg:x="7.327cm" svg:y="9.551cm" svg:viewBox="0 0 3298 670" draw:points="0,0 3298,0 3298,670 0,670">
          <text:p/>
        </draw:polygon>
        <draw:polygon draw:style-name="gr12" draw:text-style-name="P11" draw:layer="layout" svg:width="3.297cm" svg:height="0.025cm" svg:x="7.327cm" svg:y="10.195cm" svg:viewBox="0 0 3298 26" draw:points="0,0 3298,0 3298,26 0,26">
          <text:p/>
        </draw:polygon>
        <draw:frame draw:style-name="gr29" draw:text-style-name="P17" draw:layer="layout" svg:width="1.598cm" svg:height="0.255cm" svg:x="4.738cm" svg:y="10.336cm">
          <draw:text-box>
            <text:p text:style-name="P1"><text:span text:style-name="T13">fonksiyon adı</text:span></text:p>
          </draw:text-box>
        </draw:frame>
        <draw:frame draw:style-name="gr19" draw:text-style-name="P14" draw:layer="layout" svg:width="0.371cm" svg:height="0.45cm" svg:x="8.865cm" svg:y="9.594cm">
          <draw:text-box>
            <text:p text:style-name="P1"><text:span text:style-name="T10">M</text:span></text:p>
          </draw:text-box>
        </draw:frame>
        <draw:polygon draw:style-name="gr11" draw:text-style-name="P10" draw:layer="layout" svg:width="7.263cm" svg:height="0.669cm" svg:x="11.492cm" svg:y="9.551cm" svg:viewBox="0 0 7264 670" draw:points="0,0 7264,0 7264,670 0,670">
          <text:p/>
        </draw:polygon>
        <draw:polygon draw:style-name="gr12" draw:text-style-name="P11" draw:layer="layout" svg:width="7.263cm" svg:height="0.025cm" svg:x="11.492cm" svg:y="10.195cm" svg:viewBox="0 0 7264 26" draw:points="0,0 7264,0 7264,26 0,26">
          <text:p/>
        </draw:polygon>
        <draw:frame draw:style-name="gr36" draw:text-style-name="P17" draw:layer="layout" svg:width="0.849cm" svg:height="0.255cm" svg:x="8.58cm" svg:y="10.336cm">
          <draw:text-box>
            <text:p text:style-name="P1"><text:span text:style-name="T13">girdi(ler)</text:span></text:p>
          </draw:text-box>
        </draw:frame>
        <draw:frame draw:style-name="gr27" draw:text-style-name="P14" draw:layer="layout" svg:width="1.797cm" svg:height="0.45cm" svg:x="11.492cm" svg:y="9.594cm">
          <draw:text-box>
            <text:p text:style-name="P1"><text:span text:style-name="T10">MMMMMMMM</text:span></text:p>
          </draw:text-box>
        </draw:frame>
        <draw:polygon draw:style-name="gr12" draw:text-style-name="P11" draw:layer="layout" svg:width="9.915cm" svg:height="0.025cm" svg:x="9.162cm" svg:y="10.195cm" svg:viewBox="0 0 9916 26" draw:points="0,0 9916,0 9916,26 0,26">
          <text:p/>
        </draw:polygon>
        <draw:frame draw:style-name="gr38" draw:text-style-name="P17" draw:layer="layout" svg:width="3.033cm" svg:height="0.255cm" svg:x="13.624cm" svg:y="10.336cm">
          <draw:text-box>
            <text:p text:style-name="P1"><text:span text:style-name="T13">Fonksiyonun ürettiği nedir?</text:span></text:p>
          </draw:text-box>
        </draw:frame>
        <draw:polygon draw:style-name="gr11" draw:text-style-name="P10" draw:layer="layout" svg:width="3.297cm" svg:height="0.67cm" svg:x="3.882cm" svg:y="10.864cm" svg:viewBox="0 0 3298 671" draw:points="0,0 3298,0 3298,671 0,671">
          <text:p/>
        </draw:polygon>
        <draw:polygon draw:style-name="gr12" draw:text-style-name="P11" draw:layer="layout" svg:width="3.297cm" svg:height="0.025cm" svg:x="3.882cm" svg:y="11.509cm" svg:viewBox="0 0 3298 26" draw:points="0,0 3298,0 3298,26 0,26">
          <text:p/>
        </draw:polygon>
        <draw:frame draw:style-name="gr19" draw:text-style-name="P14" draw:layer="layout" svg:width="0.371cm" svg:height="0.45cm" svg:x="18.854cm" svg:y="9.594cm">
          <draw:text-box>
            <text:p text:style-name="P1"><text:span text:style-name="T10">)</text:span></text:p>
          </draw:text-box>
        </draw:frame>
        <draw:frame draw:style-name="gr28" draw:text-style-name="P14" draw:layer="layout" svg:width="2.919cm" svg:height="0.45cm" svg:x="4.081cm" svg:y="10.908cm">
          <draw:text-box>
            <text:p text:style-name="P1"><text:span text:style-name="T10">MMMMMMMMMMMMM</text:span></text:p>
          </draw:text-box>
        </draw:frame>
        <draw:polygon draw:style-name="gr11" draw:text-style-name="P10" draw:layer="layout" svg:width="3.297cm" svg:height="0.67cm" svg:x="7.327cm" svg:y="10.864cm" svg:viewBox="0 0 3298 671" draw:points="0,0 3298,0 3298,671 0,671">
          <text:p/>
        </draw:polygon>
        <draw:polygon draw:style-name="gr12" draw:text-style-name="P11" draw:layer="layout" svg:width="3.297cm" svg:height="0.025cm" svg:x="7.327cm" svg:y="11.509cm" svg:viewBox="0 0 3298 26" draw:points="0,0 3298,0 3298,26 0,26">
          <text:p/>
        </draw:polygon>
        <draw:frame draw:style-name="gr29" draw:text-style-name="P17" draw:layer="layout" svg:width="1.598cm" svg:height="0.255cm" svg:x="4.738cm" svg:y="11.649cm">
          <draw:text-box>
            <text:p text:style-name="P1"><text:span text:style-name="T13">fonksiyon adı</text:span></text:p>
          </draw:text-box>
        </draw:frame>
        <draw:frame draw:style-name="gr39" draw:text-style-name="P14" draw:layer="layout" svg:width="0.451cm" svg:height="0.45cm" svg:x="8.753cm" svg:y="10.908cm">
          <draw:text-box>
            <text:p text:style-name="P1"><text:span text:style-name="T10">MM</text:span></text:p>
          </draw:text-box>
        </draw:frame>
        <draw:polygon draw:style-name="gr11" draw:text-style-name="P10" draw:layer="layout" svg:width="7.263cm" svg:height="0.67cm" svg:x="11.492cm" svg:y="10.864cm" svg:viewBox="0 0 7264 671" draw:points="0,0 7264,0 7264,671 0,671">
          <text:p/>
        </draw:polygon>
        <draw:polygon draw:style-name="gr12" draw:text-style-name="P11" draw:layer="layout" svg:width="7.263cm" svg:height="0.025cm" svg:x="11.492cm" svg:y="11.509cm" svg:viewBox="0 0 7264 26" draw:points="0,0 7264,0 7264,26 0,26">
          <text:p/>
        </draw:polygon>
        <draw:frame draw:style-name="gr36" draw:text-style-name="P17" draw:layer="layout" svg:width="0.849cm" svg:height="0.255cm" svg:x="8.58cm" svg:y="11.649cm">
          <draw:text-box>
            <text:p text:style-name="P1"><text:span text:style-name="T13">girdi(ler)</text:span></text:p>
          </draw:text-box>
        </draw:frame>
        <draw:frame draw:style-name="gr24" draw:text-style-name="P14" draw:layer="layout" svg:width="2.021cm" svg:height="0.45cm" svg:x="11.492cm" svg:y="10.908cm">
          <draw:text-box>
            <text:p text:style-name="P1"><text:span text:style-name="T10">MMMMMMMMM</text:span></text:p>
          </draw:text-box>
        </draw:frame>
        <draw:polygon draw:style-name="gr12" draw:text-style-name="P11" draw:layer="layout" svg:width="9.915cm" svg:height="0.025cm" svg:x="9.162cm" svg:y="11.509cm" svg:viewBox="0 0 9916 26" draw:points="0,0 9916,0 9916,26 0,26">
          <text:p/>
        </draw:polygon>
        <draw:frame draw:style-name="gr38" draw:text-style-name="P17" draw:layer="layout" svg:width="3.033cm" svg:height="0.255cm" svg:x="13.624cm" svg:y="11.649cm">
          <draw:text-box>
            <text:p text:style-name="P1"><text:span text:style-name="T13">Fonksiyonun ürettiği nedir?</text:span></text:p>
          </draw:text-box>
        </draw:frame>
        <draw:polygon draw:style-name="gr11" draw:text-style-name="P10" draw:layer="layout" svg:width="3.297cm" svg:height="0.669cm" svg:x="3.659cm" svg:y="13.666cm" svg:viewBox="0 0 3298 670" draw:points="0,0 3298,0 3298,670 0,670">
          <text:p/>
        </draw:polygon>
        <draw:polygon draw:style-name="gr12" draw:text-style-name="P11" draw:layer="layout" svg:width="3.297cm" svg:height="0.025cm" svg:x="3.659cm" svg:y="14.31cm" svg:viewBox="0 0 3298 26" draw:points="0,0 3298,0 3298,26 0,26">
          <text:p/>
        </draw:polygon>
        <draw:frame draw:style-name="gr19" draw:text-style-name="P14" draw:layer="layout" svg:width="0.371cm" svg:height="0.45cm" svg:x="18.854cm" svg:y="10.908cm">
          <draw:text-box>
            <text:p text:style-name="P1"><text:span text:style-name="T10">)</text:span></text:p>
          </draw:text-box>
        </draw:frame>
        <draw:frame draw:style-name="gr28" draw:text-style-name="P14" draw:layer="layout" svg:width="2.919cm" svg:height="0.45cm" svg:x="3.858cm" svg:y="13.709cm">
          <draw:text-box>
            <text:p text:style-name="P1"><text:span text:style-name="T10">MMMMMMMMMMMMM</text:span></text:p>
          </draw:text-box>
        </draw:frame>
        <draw:polygon draw:style-name="gr11" draw:text-style-name="P10" draw:layer="layout" svg:width="3.297cm" svg:height="0.669cm" svg:x="7.104cm" svg:y="13.666cm" svg:viewBox="0 0 3298 670" draw:points="0,0 3298,0 3298,670 0,670">
          <text:p/>
        </draw:polygon>
        <draw:polygon draw:style-name="gr12" draw:text-style-name="P11" draw:layer="layout" svg:width="3.297cm" svg:height="0.025cm" svg:x="7.104cm" svg:y="14.31cm" svg:viewBox="0 0 3298 26" draw:points="0,0 3298,0 3298,26 0,26">
          <text:p/>
        </draw:polygon>
        <draw:frame draw:style-name="gr29" draw:text-style-name="P17" draw:layer="layout" svg:width="1.598cm" svg:height="0.255cm" svg:x="4.515cm" svg:y="14.451cm">
          <draw:text-box>
            <text:p text:style-name="P1"><text:span text:style-name="T13">fonksiyon adı</text:span></text:p>
          </draw:text-box>
        </draw:frame>
        <draw:frame draw:style-name="gr19" draw:text-style-name="P14" draw:layer="layout" svg:width="0.371cm" svg:height="0.45cm" svg:x="8.642cm" svg:y="13.709cm">
          <draw:text-box>
            <text:p text:style-name="P1"><text:span text:style-name="T10">M</text:span></text:p>
          </draw:text-box>
        </draw:frame>
        <draw:polygon draw:style-name="gr11" draw:text-style-name="P10" draw:layer="layout" svg:width="14.526cm" svg:height="0.67cm" svg:x="3.659cm" svg:y="14.979cm" svg:viewBox="0 0 14527 671" draw:points="0,0 14527,0 14527,671 0,671">
          <text:p/>
        </draw:polygon>
        <draw:polygon draw:style-name="gr12" draw:text-style-name="P11" draw:layer="layout" svg:width="14.526cm" svg:height="0.025cm" svg:x="3.659cm" svg:y="15.624cm" svg:viewBox="0 0 14527 26" draw:points="0,0 14527,0 14527,26 0,26">
          <text:p/>
        </draw:polygon>
        <draw:frame draw:style-name="gr40" draw:text-style-name="P17" draw:layer="layout" svg:width="1.132cm" svg:height="0.255cm" svg:x="8.27cm" svg:y="14.451cm">
          <draw:text-box>
            <text:p text:style-name="P1"><text:span text:style-name="T13">değişkenler</text:span></text:p>
          </draw:text-box>
        </draw:frame>
        <draw:frame draw:style-name="gr27" draw:text-style-name="P14" draw:layer="layout" svg:width="1.797cm" svg:height="0.45cm" svg:x="3.659cm" svg:y="15.023cm">
          <draw:text-box>
            <text:p text:style-name="P1"><text:span text:style-name="T10">MMMMMMMM</text:span></text:p>
          </draw:text-box>
        </draw:frame>
        <draw:frame draw:style-name="gr41" draw:text-style-name="P17" draw:layer="layout" svg:width="4.832cm" svg:height="0.255cm" svg:x="8.58cm" svg:y="15.764cm">
          <draw:text-box>
            <text:p text:style-name="P1"><text:span text:style-name="T13">Fonksiyon bu değişkenlerle ne yapar?</text:span></text:p>
          </draw:text-box>
        </draw:frame>
        <draw:frame draw:style-name="gr7" draw:text-style-name="P7" draw:layer="layout" svg:width="0.451cm" svg:height="0.471cm" svg:x="10.619cm" svg:y="26.446cm">
          <draw:text-box>
            <text:p text:style-name="P1"><text:span text:style-name="T3">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" svg:font-family="CenturyGothic"/>
    <style:font-face style:name="Computer Modern" svg:font-family="'Computer Modern'"/>
    <style:font-face style:name="Courier" svg:font-family="Courier"/>
    <style:font-face style:name="CourierNew" svg:font-family="CourierNew"/>
    <style:font-face style:name="Symbol" svg:font-family="Symbol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Kaku Gothic StdN" svg:font-family="'Hiragino Kaku Gothic Std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0T16:38:09.087422761</dc:date>
    <meta:editing-duration>PT34M51S</meta:editing-duration>
    <meta:editing-cycles>9</meta:editing-cycles>
    <meta:generator>LibreOffice/6.0.5.2$MacOSX_X86_64 LibreOffice_project/54c8cbb85f300ac59db32fe8a675ff7683cd5a16</meta:generator>
    <meta:document-statistic meta:object-count="181"/>
  </office:meta>
</office:document-meta>
</file>